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05e11" officeooo:paragraph-rsid="00105e11"/>
    </style:style>
    <style:style style:name="P2" style:family="paragraph" style:parent-style-name="Standard">
      <style:text-properties officeooo:rsid="001074da" officeooo:paragraph-rsid="001074da"/>
    </style:style>
    <style:style style:name="P3" style:family="paragraph" style:parent-style-name="Standard">
      <style:text-properties officeooo:rsid="001194ac" officeooo:paragraph-rsid="001194ac"/>
    </style:style>
    <style:style style:name="T1" style:family="text">
      <style:text-properties officeooo:rsid="001074d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hael Streed</text:p>
      <text:p text:style-name="P1">mod 6 discussion</text:p>
      <text:p text:style-name="P1">comments</text:p>
      <text:p text:style-name="P1"/>
      <text:p text:style-name="P1">Hello,</text:p>
      <text:p text:style-name="P1">There are three ways that you can comment out words in SQL. Each way has different symbol(s) that are used to designate that this shall not be evaluated as code. </text:p>
      <text:p text:style-name="P1"/>
      <text:p text:style-name="P1">The first method is an inline comment. That is done as two hyphens next to each other. An inline comment is good for when you just have something to document briefly that is already not taking much <text:s/>space on the current line. </text:p>
      <text:p text:style-name="P1"/>
      <text:p text:style-name="P1"><text:s/>SELECT some_table; -- This comment <text:s/>explains this table </text:p>
      <text:p text:style-name="P1"/>
      <text:p text:style-name="P1">The next method is similar to the inline method except it uses a pound sign, similar to what we are used to in Python. <text:span text:style-name="T1">This is used when we have a one line comment to make that will not fit on the same line as the code we are commenting. </text:span><text:s/>It is commonly used like this:</text:p>
      <text:p text:style-name="P1"/>
      <text:p text:style-name="P1"># This comment explains <text:span text:style-name="T1">that we are looking at <text:s/>specific_column from inside</text:span> some_table</text:p>
      <text:p text:style-name="P1">SELECT <text:span text:style-name="T1">specific_column FROM</text:span> some_table; </text:p>
      <text:p text:style-name="P1"/>
      <text:p text:style-name="P2">The last way that we can use comments in SQL is a multi line comment and this is done with opening and closing slashtricks <text:s/>like the ones we use in Java. <text:s/>/<text:span text:style-name="T2">* comment*</text:span><text:span text:style-name="T3">/ and I’m sure you guessed it, we use these when the comment we are intending to write will take up more then one line. Here is an example:</text:span></text:p>
      <text:p text:style-name="P2"><text:span text:style-name="T3"/></text:p>
      <text:p text:style-name="P2"><text:span text:style-name="T3">/* </text:span></text:p>
      <text:p text:style-name="P2"><text:span text:style-name="T3">This is a really long comment that potentially explains the code underneath it. It might even explain how all the statements saved in this hypothetical file are related. It could also just have name, date, and assignment number at the top of a programming assignment. </text:span></text:p>
      <text:p text:style-name="P2"><text:span text:style-name="T3">*/</text:span></text:p>
      <text:p text:style-name="P2"><text:span text:style-name="T3"/></text:p>
      <text:p text:style-name="P3"><text:span text:style-name="T3">Some other language agnostic, generally neat things we can do with comments:</text:span></text:p>
      <text:p text:style-name="P3"><text:span text:style-name="T3"/></text:p>
      <text:p text:style-name="P3"><text:span text:style-name="T3">you can use multi-line comments to comment out something in the middle of a statement, or on the same line. </text:span></text:p>
      <text:p text:style-name="P3"><text:span text:style-name="T3"/></text:p>
      <text:p text:style-name="P3"><text:span text:style-name="T3">If you are testing out some code and you have two code blocks, or in the case of SQL, two different query statements that you want to test. And assuming your <text:s/>IDE has an invert comment function. You can <text:s/>comment out one statement and try your code. <text:s/>If you need to quickly change to the other block you can highlight both blocks and use the inverse comment function to quickly switch which code block you are using in one quick action. <text:s/></text:span></text:p>
      <text:p text:style-name="P3"><text:span text:style-name="T3"/></text:p>
      <text:p text:style-name="P3"><text:span text:style-name="T3">Most IDE’s have a keybinding for making a line or highlighted text a comment. This is a good keybinding to learn as it will save lots of time as we write our cod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6T21:01:38.025632978</meta:creation-date>
    <meta:generator>LibreOffice/7.3.7.2$Linux_X86_64 LibreOffice_project/30$Build-2</meta:generator>
    <dc:date>2022-11-16T21:37:20.738446666</dc:date>
    <meta:editing-duration>PT10M13S</meta:editing-duration>
    <meta:editing-cycles>1</meta:editing-cycles>
    <meta:document-statistic meta:table-count="0" meta:image-count="0" meta:object-count="0" meta:page-count="1" meta:paragraph-count="18" meta:word-count="414" meta:character-count="2247" meta:non-whitespace-character-count="1831"/>
  </office:meta>
</office:document-meta>
</file>